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b081" officeooo:paragraph-rsid="0017b081"/>
    </style:style>
    <style:style style:name="T1" style:family="text">
      <style:text-properties officeooo:rsid="00187406"/>
    </style:style>
    <style:style style:name="T2" style:family="text">
      <style:text-properties officeooo:rsid="0018d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Phone Software:</text:p>
      <text:p text:style-name="P1"><text:s/>*. <text:span text:style-name="T2">web.airdroid.com (Doesn't seem to allow updates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2-08T12:21:42.409569314</meta:creation-date>
    <dc:date>2014-12-08T14:22:41.215924762</dc:date>
    <dc:creator>Mohamed Tleis</dc:creator>
    <meta:editing-duration>PT2H14S</meta:editing-duration>
    <meta:editing-cycles>2</meta:editing-cycles>
    <meta:generator>LibreOffice/4.2.5.2$Linux_X86_64 LibreOffice_project/420m0$Build-2</meta:generator>
    <meta:document-statistic meta:table-count="0" meta:image-count="0" meta:object-count="0" meta:page-count="1" meta:paragraph-count="2" meta:word-count="10" meta:character-count="74" meta:non-whitespace-character-count="65"/>
  </office:meta>
</office:document-meta>
</file>